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iberation Mono1" svg:font-family="'Liberation Mono', Consolas, Monaco, 'Andale Mono', 'Ubuntu Mono', monospace"/>
    <style:font-face style:name="Lohit Devanagari1" svg:font-family="'Lohit Devanagari'"/>
    <style:font-face style:name="Menlo" svg:font-family="Menlo, Monaco, 'Courier New', Courier, monospace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a96b"/>
    </style:style>
    <style:style style:name="P2" style:family="paragraph" style:parent-style-name="Preformatted_20_Text">
      <style:text-properties fo:font-variant="normal" fo:text-transform="none" style:font-name="Menlo" fo:font-size="12pt" fo:letter-spacing="normal" fo:font-style="normal" fo:font-weight="normal" officeooo:rsid="0085b2c3" officeooo:paragraph-rsid="0015a96b"/>
    </style:style>
    <style:style style:name="P3" style:family="paragraph" style:parent-style-name="Preformatted_20_Text">
      <style:text-properties officeooo:paragraph-rsid="0015a96b"/>
    </style:style>
    <style:style style:name="P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5a96b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5a96b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5a96b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5a96b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0d0ef" officeooo:paragraph-rsid="0015a96b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5446" officeooo:paragraph-rsid="0015a96b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officeooo:rsid="00d7e9e5" officeooo:paragraph-rsid="0015a96b"/>
    </style:style>
    <style:style style:name="P11" style:family="paragraph" style:parent-style-name="Standard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da8796" officeooo:paragraph-rsid="0015a96b" style:font-size-asian="13pt" style:font-style-asian="normal" style:font-weight-asian="normal" style:font-size-complex="13pt" style:text-emphasize="none"/>
    </style:style>
    <style:style style:name="P12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paragraph-rsid="0015a96b" style:font-size-asian="13pt" style:font-size-complex="13pt"/>
    </style:style>
    <style:style style:name="P13" style:family="paragraph" style:parent-style-name="Standard">
      <style:text-properties officeooo:rsid="00d8da6d" officeooo:paragraph-rsid="0015a96b"/>
    </style:style>
    <style:style style:name="P14" style:family="paragraph" style:parent-style-name="Standard">
      <style:text-properties officeooo:rsid="00148761" officeooo:paragraph-rsid="0015a96b"/>
    </style:style>
    <style:style style:name="P15" style:family="paragraph" style:parent-style-name="Standard">
      <style:text-properties officeooo:rsid="001e5446" officeooo:paragraph-rsid="0015a96b"/>
    </style:style>
    <style:style style:name="P16" style:family="paragraph" style:parent-style-name="Standard">
      <style:text-properties officeooo:rsid="0021182f" officeooo:paragraph-rsid="0015a96b"/>
    </style:style>
    <style:style style:name="P17" style:family="paragraph" style:parent-style-name="Standard">
      <style:text-properties officeooo:rsid="004ac447" officeooo:paragraph-rsid="0015a96b"/>
    </style:style>
    <style:style style:name="P18" style:family="paragraph" style:parent-style-name="Standard">
      <style:text-properties officeooo:rsid="00786292" officeooo:paragraph-rsid="0015a96b"/>
    </style:style>
    <style:style style:name="P19" style:family="paragraph" style:parent-style-name="Standard">
      <style:text-properties officeooo:rsid="0080dcab" officeooo:paragraph-rsid="0015a96b"/>
    </style:style>
    <style:style style:name="P20" style:family="paragraph" style:parent-style-name="Standard">
      <style:text-properties fo:font-size="12pt" officeooo:rsid="0086e81c" officeooo:paragraph-rsid="0015a96b" style:font-size-asian="12pt" style:font-size-complex="12pt"/>
    </style:style>
    <style:style style:name="P21" style:family="paragraph" style:parent-style-name="Standard">
      <style:text-properties fo:font-size="12pt" officeooo:rsid="004ac447" officeooo:paragraph-rsid="0015a96b" style:font-size-asian="12pt" style:font-size-complex="12pt"/>
    </style:style>
    <style:style style:name="P22" style:family="paragraph" style:parent-style-name="Standard">
      <style:text-properties fo:font-size="12pt" officeooo:rsid="008b1b34" officeooo:paragraph-rsid="0015a96b" style:font-size-asian="12pt" style:font-size-complex="12pt"/>
    </style:style>
    <style:style style:name="P23" style:family="paragraph" style:parent-style-name="Standard">
      <style:text-properties officeooo:rsid="00d1b120" officeooo:paragraph-rsid="0015a96b"/>
    </style:style>
    <style:style style:name="P24" style:family="paragraph" style:parent-style-name="Standard">
      <style:text-properties officeooo:paragraph-rsid="0015a96b"/>
    </style:style>
    <style:style style:name="P25" style:family="paragraph" style:parent-style-name="Text_20_body">
      <style:text-properties fo:font-size="12pt" officeooo:rsid="00fc156c" officeooo:paragraph-rsid="0015a96b" style:font-size-asian="12pt" style:font-size-complex="12pt"/>
    </style:style>
    <style:style style:name="P26" style:family="paragraph" style:parent-style-name="Text_20_body">
      <style:text-properties officeooo:paragraph-rsid="0017e8bb"/>
    </style:style>
    <style:style style:name="P27" style:family="paragraph" style:parent-style-name="Preformatted_20_Text">
      <style:text-properties fo:font-variant="normal" fo:text-transform="none" fo:color="#999999" style:font-name="Liberation Mono1" fo:font-size="9pt" fo:letter-spacing="normal" fo:font-style="normal" fo:font-weight="normal" officeooo:rsid="00111ccd" officeooo:paragraph-rsid="001e4253" fo:background-color="#f8f8f8" loext:padding="0cm" loext:border="none"/>
    </style:style>
    <style:style style:name="P28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officeooo:rsid="00111ccd" officeooo:paragraph-rsid="001e4253"/>
    </style:style>
    <style:style style:name="P29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1.25pt" fo:letter-spacing="normal" fo:font-style="normal" fo:font-weight="normal" officeooo:rsid="00111ccd" officeooo:paragraph-rsid="001e4253"/>
    </style:style>
    <style:style style:name="P30" style:family="paragraph" style:parent-style-name="Standard">
      <style:text-properties officeooo:paragraph-rsid="00160d63"/>
    </style:style>
    <style:style style:name="P3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8a3b91" officeooo:paragraph-rsid="00174f31" style:font-size-asian="10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74f31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5a96b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7e8bb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e4253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74f31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7e8bb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74f31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7e8bb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e4253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74f31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7e8bb" style:font-size-asian="12pt" style:font-style-asian="normal" style:font-weight-asian="normal" style:font-size-complex="12pt" style:text-emphasize="none"/>
    </style:style>
    <style:style style:name="P4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e4253" style:font-size-asian="12pt" style:font-style-asian="normal" style:font-weight-asian="normal" style:font-size-complex="12pt" style:text-emphasize="none"/>
    </style:style>
    <style:style style:name="P4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0d0ef" officeooo:paragraph-rsid="00174f31" style:font-size-asian="12pt" style:font-style-asian="normal" style:font-weight-asian="normal" style:font-size-complex="12pt" style:text-emphasize="none"/>
    </style:style>
    <style:style style:name="P4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0d0ef" officeooo:paragraph-rsid="0017e8bb" style:font-size-asian="12pt" style:font-style-asian="normal" style:font-weight-asian="normal" style:font-size-complex="12pt" style:text-emphasize="none"/>
    </style:style>
    <style:style style:name="P4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5446" officeooo:paragraph-rsid="0017e8bb" style:font-size-asian="12pt" style:font-style-asian="normal" style:font-weight-asian="normal" style:font-size-complex="12pt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11ccd" officeooo:paragraph-rsid="001e4253" style:font-size-asian="12pt" style:font-style-asian="normal" style:font-weight-asian="normal" style:font-size-complex="12pt" style:text-emphasize="none"/>
    </style:style>
    <style:style style:name="P48" style:family="paragraph" style:parent-style-name="Standard">
      <style:text-properties officeooo:rsid="0080dcab" officeooo:paragraph-rsid="00174f31"/>
    </style:style>
    <style:style style:name="P49" style:family="paragraph" style:parent-style-name="Standard">
      <style:text-properties officeooo:rsid="0080dcab" officeooo:paragraph-rsid="0017e8bb"/>
    </style:style>
    <style:style style:name="P50" style:family="paragraph" style:parent-style-name="Standard">
      <style:text-properties fo:font-size="12pt" officeooo:rsid="0086e81c" officeooo:paragraph-rsid="00174f31" style:font-size-asian="12pt" style:font-size-complex="12pt"/>
    </style:style>
    <style:style style:name="P51" style:family="paragraph" style:parent-style-name="Standard">
      <style:text-properties fo:font-size="12pt" officeooo:rsid="0086e81c" officeooo:paragraph-rsid="0017e8bb" style:font-size-asian="12pt" style:font-size-complex="12pt"/>
    </style:style>
    <style:style style:name="P52" style:family="paragraph" style:parent-style-name="Standard">
      <style:text-properties fo:font-size="12pt" officeooo:rsid="004ac447" officeooo:paragraph-rsid="00174f31" style:font-size-asian="12pt" style:font-size-complex="12pt"/>
    </style:style>
    <style:style style:name="P53" style:family="paragraph" style:parent-style-name="Standard">
      <style:text-properties fo:font-size="12pt" officeooo:rsid="004ac447" officeooo:paragraph-rsid="0017e8bb" style:font-size-asian="12pt" style:font-size-complex="12pt"/>
    </style:style>
    <style:style style:name="P54" style:family="paragraph" style:parent-style-name="Standard">
      <style:text-properties fo:font-size="12pt" officeooo:rsid="008b1b34" officeooo:paragraph-rsid="00174f31" style:font-size-asian="12pt" style:font-size-complex="12pt"/>
    </style:style>
    <style:style style:name="P55" style:family="paragraph" style:parent-style-name="Standard">
      <style:text-properties fo:font-size="12pt" officeooo:rsid="008b1b34" officeooo:paragraph-rsid="0017e8bb" style:font-size-asian="12pt" style:font-size-complex="12pt"/>
    </style:style>
    <style:style style:name="P56" style:family="paragraph" style:parent-style-name="Standard">
      <style:text-properties officeooo:paragraph-rsid="00174f31"/>
    </style:style>
    <style:style style:name="P57" style:family="paragraph" style:parent-style-name="Standard">
      <style:text-properties officeooo:rsid="00d1b120" officeooo:paragraph-rsid="0017e8bb"/>
    </style:style>
    <style:style style:name="P58" style:family="paragraph" style:parent-style-name="Standard">
      <style:text-properties officeooo:rsid="001e5446" officeooo:paragraph-rsid="0017e8bb"/>
    </style:style>
    <style:style style:name="P59" style:family="paragraph" style:parent-style-name="Standard">
      <style:text-properties officeooo:paragraph-rsid="0017e8bb"/>
    </style:style>
    <style:style style:name="P60" style:family="paragraph" style:parent-style-name="Standard">
      <style:text-properties officeooo:rsid="00d7e9e5" officeooo:paragraph-rsid="001db69d"/>
    </style:style>
    <style:style style:name="P61" style:family="paragraph" style:parent-style-name="Standard">
      <style:text-properties officeooo:rsid="00111ccd" officeooo:paragraph-rsid="001e4253"/>
    </style:style>
    <style:style style:name="T1" style:family="text">
      <style:text-properties officeooo:rsid="00e3c87c"/>
    </style:style>
    <style:style style:name="T2" style:family="text">
      <style:text-properties officeooo:rsid="00f156d1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da8796" style:font-size-asian="13pt" style:font-style-asian="normal" style:font-weight-asian="normal" style:font-size-complex="13pt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eb1d99" style:font-size-asian="13pt" style:font-style-asian="normal" style:font-weight-asian="normal" style:font-size-complex="13pt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officeooo:rsid="0089623a" style:font-style-asian="normal" style:font-weight-asian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officeooo:rsid="008a3b91" style:font-style-asian="normal" style:font-weight-asian="normal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text-shadow="none" style:text-underline-style="none" fo:font-weight="normal" officeooo:rsid="00b5ceb6" style:font-weight-asian="normal" style:text-emphasize="none"/>
    </style:style>
    <style:style style:name="T9" style:family="text">
      <style:text-properties fo:font-variant="normal" fo:text-transform="none" fo:color="#000000" style:font-name="Verdana" fo:font-size="11.25pt" fo:letter-spacing="normal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11.25pt" fo:letter-spacing="normal" fo:font-weight="normal" officeooo:rsid="00b5ceb6"/>
    </style:style>
    <style:style style:name="T12" style:family="text">
      <style:text-properties fo:font-variant="normal" fo:text-transform="none" fo:color="#000000" style:font-name="Verdana" fo:font-size="11.25pt" fo:letter-spacing="normal" officeooo:rsid="00b5ceb6"/>
    </style:style>
    <style:style style:name="T13" style:family="text">
      <style:text-properties fo:font-variant="normal" fo:text-transform="none" style:font-name="Menlo" fo:font-size="12pt" fo:letter-spacing="normal" fo:font-style="normal" fo:font-weight="normal" officeooo:rsid="0085b2c3"/>
    </style:style>
    <style:style style:name="T14" style:family="text">
      <style:text-properties fo:font-variant="normal" fo:text-transform="none" style:font-name="Menlo" fo:font-size="12pt" fo:letter-spacing="normal" fo:font-style="normal" fo:font-weight="normal" officeooo:rsid="00867c74"/>
    </style:style>
    <style:style style:name="T15" style:family="text">
      <style:text-properties fo:font-variant="normal" fo:text-transform="none" style:font-name="Menlo" fo:font-size="12pt" fo:letter-spacing="normal" fo:font-style="normal" fo:font-weight="normal" officeooo:rsid="004ac447"/>
    </style:style>
    <style:style style:name="T16" style:family="text">
      <style:text-properties fo:font-variant="normal" fo:text-transform="none" style:font-name="Menlo" fo:font-size="12pt" fo:letter-spacing="normal" fo:font-style="normal" fo:font-weight="normal" officeooo:rsid="0086e81c" style:font-size-asian="12pt" style:font-size-complex="12pt"/>
    </style:style>
    <style:style style:name="T17" style:family="text">
      <style:text-properties fo:font-variant="normal" fo:text-transform="none" fo:color="#303336" fo:font-size="12pt" fo:letter-spacing="normal" fo:font-style="normal" fo:font-weight="normal" officeooo:rsid="0085b2c3" fo:background-color="#eff0f1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style:font-name="Consolas" fo:font-size="11.25pt" fo:letter-spacing="normal" fo:font-style="normal" fo:font-weight="normal" officeooo:rsid="001f9114"/>
    </style:style>
    <style:style style:name="T20" style:family="text">
      <style:text-properties officeooo:rsid="00eb1d99"/>
    </style:style>
    <style:style style:name="T21" style:family="text">
      <style:text-properties officeooo:rsid="00ebaed2"/>
    </style:style>
    <style:style style:name="T22" style:family="text">
      <style:text-properties style:text-outline="false" style:text-line-through-style="none" style:text-line-through-type="none" style:font-name="Liberation Sans1" fo:text-shadow="none" style:text-underline-style="none" officeooo:rsid="00da8796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text-shadow="none" style:text-underline-style="none" officeooo:rsid="00ebaed2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90cc7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9623a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a3b91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b1b34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style:font-size-asian="12pt" style:font-style-asian="normal" style:font-weight-asian="normal" style:font-size-complex="12pt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ac447" style:font-size-asian="12pt" style:font-style-asian="normal" style:font-weight-asian="normal" style:font-size-complex="12pt" style:text-emphasize="none"/>
    </style:style>
    <style:style style:name="T31" style:family="text">
      <style:text-properties officeooo:rsid="00312ca5"/>
    </style:style>
    <style:style style:name="T32" style:family="text">
      <style:text-properties officeooo:rsid="004ac447"/>
    </style:style>
    <style:style style:name="T33" style:family="text">
      <style:text-properties officeooo:rsid="004e87f2"/>
    </style:style>
    <style:style style:name="T34" style:family="text">
      <style:text-properties officeooo:rsid="0081f71a"/>
    </style:style>
    <style:style style:name="T35" style:family="text">
      <style:text-properties officeooo:rsid="00a5a285"/>
    </style:style>
    <style:style style:name="T36" style:family="text">
      <style:text-properties officeooo:rsid="00baf8f7"/>
    </style:style>
    <style:style style:name="T37" style:family="text">
      <style:text-properties officeooo:rsid="00b2a309"/>
    </style:style>
    <style:style style:name="T38" style:family="text">
      <style:text-properties officeooo:rsid="008fa089"/>
    </style:style>
    <style:style style:name="T39" style:family="text">
      <style:text-properties officeooo:rsid="00aab65e"/>
    </style:style>
    <style:style style:name="T40" style:family="text">
      <style:text-properties officeooo:rsid="00a2c542"/>
    </style:style>
    <style:style style:name="T41" style:family="text">
      <style:text-properties officeooo:rsid="00a5b2cc"/>
    </style:style>
    <style:style style:name="T42" style:family="text">
      <style:text-properties officeooo:rsid="00ab8164"/>
    </style:style>
    <style:style style:name="T43" style:family="text">
      <style:text-properties officeooo:rsid="00a75523"/>
    </style:style>
    <style:style style:name="T44" style:family="text">
      <style:text-properties officeooo:rsid="008b1b34"/>
    </style:style>
    <style:style style:name="T45" style:family="text">
      <style:text-properties officeooo:rsid="00be2dd7"/>
    </style:style>
    <style:style style:name="T46" style:family="text">
      <style:text-properties officeooo:rsid="00d50803"/>
    </style:style>
    <style:style style:name="T47" style:family="text">
      <style:text-properties officeooo:rsid="00d70773"/>
    </style:style>
    <style:style style:name="T48" style:family="text">
      <style:text-properties officeooo:rsid="00d1b120"/>
    </style:style>
    <style:style style:name="T49" style:family="text">
      <style:text-properties officeooo:rsid="001f9114"/>
    </style:style>
    <style:style style:name="T50" style:family="text">
      <style:text-properties officeooo:rsid="0012b99d"/>
    </style:style>
    <style:style style:name="T51" style:family="text">
      <style:text-properties officeooo:rsid="00118459"/>
    </style:style>
    <style:style style:name="T52" style:family="text">
      <style:text-properties officeooo:rsid="002729ef"/>
    </style:style>
    <style:style style:name="T53" style:family="text">
      <style:text-properties officeooo:rsid="001fd3d2"/>
    </style:style>
    <style:style style:name="T54" style:family="text">
      <style:text-properties officeooo:rsid="002a948d"/>
    </style:style>
    <style:style style:name="T55" style:family="text">
      <style:text-properties officeooo:rsid="00284107"/>
    </style:style>
    <style:style style:name="T56" style:family="text">
      <style:text-properties fo:font-size="12pt" officeooo:rsid="0086e81c" style:font-size-asian="12pt" style:font-size-complex="12pt"/>
    </style:style>
    <style:style style:name="T57" style:family="text">
      <style:text-properties officeooo:rsid="0089623a"/>
    </style:style>
    <style:style style:name="T58" style:family="text">
      <style:text-properties officeooo:rsid="00890cc7"/>
    </style:style>
    <style:style style:name="T59" style:family="text">
      <style:text-properties officeooo:rsid="008a3b91"/>
    </style:style>
    <style:style style:name="T60" style:family="text">
      <style:text-properties officeooo:rsid="0025a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-- Hiring Microservice</text:p>
      <text:p text:style-name="P24">CREATE TABLE hired_candidates (</text:p>
      <text:p text:style-name="P24"><text:s text:c="2"/>id int(11) NOT NULL,</text:p>
      <text:p text:style-name="P24"><text:s text:c="2"/>first_name varchar(100) NOT NULL,</text:p>
      <text:p text:style-name="P24"><text:s text:c="2"/>middle_name varchar(100) DEFAULT NULL,</text:p>
      <text:p text:style-name="P24"><text:s text:c="2"/>last_name varchar(100) NOT NULL,</text:p>
      <text:p text:style-name="P24"><text:s text:c="2"/>email varchar(50) NOT NULL,</text:p>
      <text:p text:style-name="P24"><text:s text:c="2"/>mobile_num bigint(20) NOT NULL,</text:p>
      <text:p text:style-name="P24"><text:s text:c="2"/>hired_city varchar(50) NOT NULL,</text:p>
      <text:p text:style-name="P24"><text:s text:c="2"/>hired_date datetime NOT NULL,</text:p>
      <text:p text:style-name="P24"><text:s text:c="2"/>degree varchar(100) NOT NULL,</text:p>
      <text:p text:style-name="P24"><text:s text:c="2"/>aggr_per double DEFAULT NULL,</text:p>
      <text:p text:style-name="P24"><text:s text:c="2"/>current_pincode int(11) DEFAULT NULL,</text:p>
      <text:p text:style-name="P24"><text:s text:c="2"/>permanent_pincode int(11) DEFAULT NULL,</text:p>
      <text:p text:style-name="P24"><text:s text:c="2"/>hired_lab varchar(20) DEFAULT NULL,</text:p>
      <text:p text:style-name="P24"><text:s text:c="2"/>attitude_remark varchar(15) DEFAULT NULL,</text:p>
      <text:p text:style-name="P24"><text:s text:c="2"/>communication_remark varchar(15) DEFAULT NULL,</text:p>
      <text:p text:style-name="P24"><text:s text:c="2"/>knowledge_remark varchar(15) DEFAULT NULL,</text:p>
      <text:p text:style-name="P24"><text:s text:c="2"/>status varchar(20) NOT NULL,</text:p>
      <text:p text:style-name="P24"><text:s text:c="2"/>creator_stamp datetime DEFAULT NULL,</text:p>
      <text:p text:style-name="P24"><text:s text:c="2"/>creator_user int(11) DEFAULT NULL,</text:p>
      <text:p text:style-name="P24"><text:s text:c="2"/>PRIMARY KEY (id)</text:p>
      <text:p text:style-name="P24">) ENGINE=MyISAM DEFAULT CHARSET=utf8; </text:p>
      <text:p text:style-name="P24"/>
      <text:p text:style-name="P24"/>
      <text:p text:style-name="P24">-- fellowship engineers microservice</text:p>
      <text:p text:style-name="P24">-- fellowship_engineers</text:p>
      <text:p text:style-name="P30">CREATE TABLE fellowship_candidates (</text:p>
      <text:p text:style-name="P30"><text:s text:c="2"/>id int(11) NOT NULL,</text:p>
      <text:p text:style-name="P30"><text:s text:c="2"/>first_name varchar(100) NOT NULL,</text:p>
      <text:p text:style-name="P30"><text:s text:c="2"/>middle_name varchar(100) DEFAULT NULL,</text:p>
      <text:p text:style-name="P30"><text:s text:c="2"/>last_name varchar(100) NOT NULL,</text:p>
      <text:p text:style-name="P30"><text:s text:c="2"/>email varchar(50) NOT NULL,</text:p>
      <text:p text:style-name="P30"><text:s text:c="2"/>mobile_num bigint(20) NOT NULL,</text:p>
      <text:p text:style-name="P30"><text:s text:c="2"/>hired_city varchar(50) NOT NULL,</text:p>
      <text:p text:style-name="P30"><text:s text:c="2"/>hired_date datetime NOT NULL,</text:p>
      <text:p text:style-name="P30"><text:s text:c="2"/>degree varchar(<text:span text:style-name="T1">5</text:span>0) NOT NULL,</text:p>
      <text:p text:style-name="P30"><text:s text:c="2"/>aggr_per double DEFAULT NULL,</text:p>
      <text:p text:style-name="P30"><text:s text:c="2"/>current_pincode int(11) DEFAULT NULL,</text:p>
      <text:p text:style-name="P30"><text:s text:c="2"/>permanent_pincode int(11) DEFAULT NULL,</text:p>
      <text:p text:style-name="P30"><text:s text:c="2"/>hired_lab varchar(20) DEFAULT NULL,</text:p>
      <text:p text:style-name="P30"><text:s text:c="2"/>attitude_remark varchar(15) DEFAULT NULL,</text:p>
      <text:p text:style-name="P30"><text:s text:c="2"/>communication_remark varchar(15) DEFAULT NULL,</text:p>
      <text:p text:style-name="P30"><text:s text:c="2"/>knowledge_remark varchar(15) DEFAULT NULL,</text:p>
      <text:p text:style-name="P30"><text:s text:c="2"/>birth_date date NOT NULL,</text:p>
      <text:p text:style-name="P30"><text:s text:c="2"/>is_birth_date_verified int (1) DEFAULT 0,</text:p>
      <text:p text:style-name="P30"><text:s text:c="2"/>parent_name varchar(50) DEFAULT NULL,</text:p>
      <text:p text:style-name="P30"><text:s text:c="2"/>parent_occupation varchar(100) NOT NULL,</text:p>
      <text:p text:style-name="P30"><text:s text:c="2"/>parent_mobile_num bigint(20) NOT NULL,</text:p>
      <text:p text:style-name="P30"><text:soft-page-break/><text:s text:c="2"/>parent_annual_sal double DEFAULT NULL,</text:p>
      <text:p text:style-name="P30"><text:s text:c="2"/>local_addr varchar(255) NOT NULL,</text:p>
      <text:p text:style-name="P30"><text:s text:c="2"/>permanent_addr varchar(150) DEFAULT NULL,</text:p>
      <text:p text:style-name="P30"><text:s text:c="2"/>photo_path varchar(500) DEFAULT NULL,</text:p>
      <text:p text:style-name="P30"><text:s text:c="2"/>joining_date date DEFAULT NULL,</text:p>
      <text:p text:style-name="P30"><text:s text:c="2"/>candidate_status varchar(20) NOT NULL,</text:p>
      <text:p text:style-name="P30"><text:s text:c="2"/>personal_info_filled int (3) DEFAULT 0,</text:p>
      <text:p text:style-name="P30"><text:s text:c="2"/>bank_info_filled int (3) DEFAULT 0,</text:p>
      <text:p text:style-name="P30"><text:s text:c="2"/>educational_info_filled int (3) DEFAULT 0,</text:p>
      <text:p text:style-name="P30"><text:s text:c="2"/>doc_status varchar(20) DEFAULT NULL,</text:p>
      <text:p text:style-name="P30"><text:s text:c="2"/>remark varchar(150) DEFAULT NULL,</text:p>
      <text:p text:style-name="P30"><text:s text:c="2"/>creator_stamp datetime DEFAULT NULL,</text:p>
      <text:p text:style-name="P30"><text:s text:c="2"/>creator_user int(11) DEFAULT NULL,</text:p>
      <text:p text:style-name="P30"><text:s text:c="2"/>PRIMARY KEY (id)</text:p>
      <text:p text:style-name="P30">) ENGINE=MyISAM DEFAULT CHARSET=utf8; </text:p>
      <text:p text:style-name="P30"/>
      <text:p text:style-name="P24"/>
      <text:p text:style-name="P60">insert into fellowship_candidates values(<text:span text:style-name="T49">1</text:span>, 'deepak', '<text:span text:style-name="T2">Kiran</text:span>', '<text:span text:style-name="T2">Patil</text:span>', 'deepak.63584@gmail.com ', 8956748596, 'Pune','2019-12-13','B.E' <text:s text:c="4"/>, 75.25,5245,5478,'Mumbai', 'Good', 'Good' <text:s text:c="4"/>, 'Good', '1999-12-13', 1, '<text:span text:style-name="T2">Kiran</text:span>', 'Farmer' <text:s text:c="4"/>, 7584962547, 300000, 'Pune', 'Pune' <text:s text:c="4"/>, 'photo_path', '2019-12-13', 'Good', 1, 1, 1, 'Correct', 'Good', null, 1);</text:p>
      <text:p text:style-name="P60"/>
      <text:p text:style-name="P10"/>
      <text:p text:style-name="P10"/>
      <text:p text:style-name="P10"/>
      <text:p text:style-name="P11"/>
      <text:p text:style-name="P11"/>
      <text:p text:style-name="P24"><text:span text:style-name="T3">insert into fellowship_candidates </text:span><text:span text:style-name="T4">values</text:span><text:span text:style-name="T3">( </text:span><text:span text:style-name="T4">1</text:span><text:span text:style-name="T3">,</text:span></text:p>
      <text:p text:style-name="P24"><text:s text:c="2"/>‘middle_name’,</text:p>
      <text:p text:style-name="P24"><text:s text:c="2"/>‘last_name’,</text:p>
      <text:p text:style-name="P24"><text:s text:c="2"/>‘<text:span text:style-name="T20">abc’</text:span>,</text:p>
      <text:p text:style-name="P24"><text:s text:c="2"/><text:span text:style-name="T20">8985745896</text:span>,</text:p>
      <text:p text:style-name="P24"><text:s text:c="2"/>‘hired_city’,</text:p>
      <text:p text:style-name="P24"><text:s text:c="2"/>‘<text:span text:style-name="T20">2019-12-15</text:span>’,</text:p>
      <text:p text:style-name="P24"><text:s text:c="2"/>‘degree’,</text:p>
      <text:p text:style-name="P24"><text:s text:c="2"/><text:span text:style-name="T20">84.25</text:span>,</text:p>
      <text:p text:style-name="P24"><text:s text:c="2"/><text:span text:style-name="T20">5874</text:span>,</text:p>
      <text:p text:style-name="P24"><text:span text:style-name="T20"><text:s text:c="2"/>5748</text:span>,</text:p>
      <text:p text:style-name="P24"><text:s text:c="2"/>‘hired_lab’,</text:p>
      <text:p text:style-name="P24"><text:s text:c="2"/>‘attitude_remark’,</text:p>
      <text:p text:style-name="P24"><text:s text:c="2"/>‘communication_remark‘,</text:p>
      <text:p text:style-name="P24"><text:s text:c="2"/>‘knowledge_remark’,</text:p>
      <text:p text:style-name="P24"><text:s text:c="2"/>‘<text:span text:style-name="T20">1995-13-21</text:span>’,</text:p>
      <text:p text:style-name="P24"><text:s text:c="2"/><text:span text:style-name="T20">1</text:span>,</text:p>
      <text:p text:style-name="P24"><text:s text:c="2"/>‘parent_name’,</text:p>
      <text:p text:style-name="P24"><text:s text:c="2"/>‘parent_occupation’,</text:p>
      <text:p text:style-name="P24"><text:s/><text:span text:style-name="T20">8596987458</text:span>,</text:p>
      <text:p text:style-name="P24"><text:s/><text:span text:style-name="T20">300000.52</text:span>,</text:p>
      <text:p text:style-name="P24"><text:s text:c="2"/>‘local_addr’,</text:p>
      <text:p text:style-name="P24"><text:soft-page-break/><text:s text:c="2"/>‘permanent_addr’,</text:p>
      <text:p text:style-name="P24"><text:s text:c="2"/>‘photo_pat<text:span text:style-name="T21">h</text:span>’,</text:p>
      <text:p text:style-name="P24"><text:s text:c="2"/>‘<text:span text:style-name="T21">2019-12-13’</text:span>,</text:p>
      <text:p text:style-name="P24"><text:s text:c="2"/>‘candidate_status’,</text:p>
      <text:p text:style-name="P24"><text:s text:c="2"/>0,</text:p>
      <text:p text:style-name="P24"><text:s text:c="2"/>0,</text:p>
      <text:p text:style-name="P24"><text:s text:c="2"/>0,</text:p>
      <text:p text:style-name="P24"><text:s/>‘doc_status’ ,</text:p>
      <text:p text:style-name="P24"><text:s text:c="2"/>‘remark’,</text:p>
      <text:p text:style-name="P24"><text:s text:c="2"/>‘<text:span text:style-name="T21">2019-12-14</text:span>’,</text:p>
      <text:p text:style-name="P12"><text:span text:style-name="T22"><text:s text:c="2"/></text:span><text:span text:style-name="T23">1);</text:span></text:p>
      <text:p text:style-name="P13"/>
      <text:p text:style-name="P10"/>
      <text:p text:style-name="P10"/>
      <text:p text:style-name="P24"/>
      <text:p text:style-name="P24"/>
      <text:p text:style-name="P24">CREATE TABLE candidates_personal_det_check (</text:p>
      <text:p text:style-name="P24"><text:s text:c="2"/>id int(11) NOT NULL,</text:p>
      <text:p text:style-name="P24"><text:s text:c="2"/>candidate_id <text:s/>int (11) NOT NULL,</text:p>
      <text:p text:style-name="P24"><text:s text:c="2"/>field_name int(11) NOT NULL,</text:p>
      <text:p text:style-name="P24"><text:s text:c="2"/>is_verified int (3) DEFAULT NULL,</text:p>
      <text:p text:style-name="P24"><text:s text:c="2"/>lastupd_stamp datetime DEFAULT NULL,</text:p>
      <text:p text:style-name="P24"><text:s text:c="2"/>lastupd_user int(11) DEFAULT NULL,</text:p>
      <text:p text:style-name="P24"><text:s text:c="2"/>creator_stamp datetime DEFAULT NULL,</text:p>
      <text:p text:style-name="P24"><text:s text:c="2"/>creator_user int(11) DEFAULT NULL</text:p>
      <text:p text:style-name="P14">);</text:p>
      <text:p text:style-name="P14"/>
      <text:p text:style-name="P14"/>
      <text:p text:style-name="P14">CREATE TABLE candidate_bank_det(</text:p>
      <text:p text:style-name="P14"><text:s text:c="2"/>id int(11) NOT NULL,</text:p>
      <text:p text:style-name="P14"><text:s text:c="2"/>candidate_id int(11) NOT NULL,</text:p>
      <text:p text:style-name="P14"><text:s text:c="2"/>name varchar(100) NOT NULL,</text:p>
      <text:p text:style-name="P14"><text:s text:c="2"/>account_num int(11) NOT NULL,</text:p>
      <text:p text:style-name="P14"><text:s text:c="2"/>is_account_num_verified int (1) DEFAULT 0,</text:p>
      <text:p text:style-name="P14"><text:s text:c="2"/>ifsc_code varchar(20) NOT NULL,</text:p>
      <text:p text:style-name="P14"><text:s text:c="2"/>is_ifsc_code_verified int (1) DEFAULT 0,</text:p>
      <text:p text:style-name="P14"><text:s text:c="2"/>pan_number varchar(10) DEFAULT NULL,</text:p>
      <text:p text:style-name="P14"><text:s text:c="2"/>is_pan_number_verified int (1) DEFAULT 0,</text:p>
      <text:p text:style-name="P14"><text:s text:c="2"/>addhaar_num int(11) NOT NULL,</text:p>
      <text:p text:style-name="P14"><text:s text:c="2"/>is_addhaar_num_verified int (1) DEFAULT 0,</text:p>
      <text:p text:style-name="P14"><text:s text:c="2"/>KEY `FK_candidate_bank_det_candidate_id` (`candidate_id`),</text:p>
      <text:p text:style-name="P14"><text:s text:c="2"/>CONSTRAINT `FK_candidate_bank_det_candidate_id` FOREIGN KEY (`candidate_id`) <text:s text:c="6"/>REFERENCES `fellowship_candidates` (`id`),</text:p>
      <text:p text:style-name="P14"><text:s text:c="2"/>creator_stamp datetime DEFAULT NULL,</text:p>
      <text:p text:style-name="P14"><text:s text:c="2"/>creator_user int(11) DEFAULT NULL,</text:p>
      <text:p text:style-name="P14"><text:s text:c="2"/>PRIMARY KEY (id)</text:p>
      <text:p text:style-name="P14">) ENGINE=MyISAM DEFAULT CHARSET=utf8; </text:p>
      <text:p text:style-name="P14"/>
      <text:p text:style-name="P14"/>
      <text:p text:style-name="P14"><text:soft-page-break/>CREATE TABLE candidates_bank_det_check (</text:p>
      <text:p text:style-name="P14"><text:s text:c="2"/>id int(11) NOT NULL,</text:p>
      <text:p text:style-name="P14"><text:s text:c="2"/>candidate_id <text:s/>int (11) NOT NULL,</text:p>
      <text:p text:style-name="P14"><text:s text:c="2"/>field_name int(11) NOT NULL,</text:p>
      <text:p text:style-name="P14"><text:s text:c="2"/>is_verified int (3) DEFAULT NULL,</text:p>
      <text:p text:style-name="P14"><text:s text:c="2"/>lastupd_stamp datetime DEFAULT NULL,</text:p>
      <text:p text:style-name="P14"><text:s text:c="2"/>lastupd_user int(11) DEFAULT NULL,</text:p>
      <text:p text:style-name="P14"><text:s text:c="2"/>creator_stamp datetime DEFAULT NULL,</text:p>
      <text:p text:style-name="P14"><text:s text:c="2"/>creator_user int(11) DEFAULT NULL</text:p>
      <text:p text:style-name="P15">);</text:p>
      <text:p text:style-name="P15"/>
      <text:p text:style-name="P15"/>
      <text:p text:style-name="P15">CREATE TABLE candidate_qualification(</text:p>
      <text:p text:style-name="P15"><text:s text:c="2"/>id int(11) NOT NULL,</text:p>
      <text:p text:style-name="P15"><text:s text:c="2"/>candidate_id int(11) NOT NULL,</text:p>
      <text:p text:style-name="P15"><text:s text:c="2"/>diploma int (1) DEFAULT 0,</text:p>
      <text:p text:style-name="P15"><text:s text:c="2"/>degree_name varchar(10) NOT NULL,</text:p>
      <text:p text:style-name="P15"><text:s text:c="2"/>is_degree_name_verified int (1) DEFAULT 0,</text:p>
      <text:p text:style-name="P15"><text:s text:c="2"/>employee_decipline varchar(100) NOT NULL,</text:p>
      <text:p text:style-name="P15"><text:s text:c="2"/>is_employee_decipline_verified int (1) DEFAULT 0,</text:p>
      <text:p text:style-name="P15"><text:s text:c="2"/>passing_year int(11) NOT NULL,</text:p>
      <text:p text:style-name="P15"><text:s text:c="2"/>is_passing_year_verified int (1) DEFAULT 0,</text:p>
      <text:p text:style-name="P15"><text:s text:c="2"/>aggr_per double DEFAULT NULL,</text:p>
      <text:p text:style-name="P15"><text:s text:c="2"/>final_year_per double DEFAULT NULL,</text:p>
      <text:p text:style-name="P15"><text:s text:c="2"/>is_final_year_per_verified int (1) DEFAULT 0,</text:p>
      <text:p text:style-name="P15"><text:s text:c="2"/>training_institute varchar(20) NOT NULL,</text:p>
      <text:p text:style-name="P15"><text:s text:c="2"/>is_training_institute_verified int (1) DEFAULT 0,</text:p>
      <text:p text:style-name="P15"><text:s text:c="2"/>training_duration_month int(3) DEFAULT NULL,</text:p>
      <text:p text:style-name="P15"><text:s text:c="2"/>is_training_duration_month_verified int (1) DEFAULT 0,</text:p>
      <text:p text:style-name="P15"><text:s text:c="2"/>other_training varchar(255) DEFAULT NULL,</text:p>
      <text:p text:style-name="P15"><text:s text:c="2"/>is_other_training_verified int (1) DEFAULT 0,</text:p>
      <text:p text:style-name="P15"><text:s text:c="2"/>creator_stamp datetime DEFAULT NULL,</text:p>
      <text:p text:style-name="P15"><text:s text:c="2"/>creator_user int(11) DEFAULT NULL,</text:p>
      <text:p text:style-name="P15"><text:s text:c="4"/>KEY `FK_candidate_qual_candidate_id` (`candidate_id`),</text:p>
      <text:p text:style-name="P15"><text:s text:c="2"/>CONSTRAINT `FK_candidate_qual_candidate_id` FOREIGN KEY (`candidate_id`) REFERENCES `fellowship_candidates` (`id`),</text:p>
      <text:p text:style-name="P15"><text:s/>PRIMARY KEY (id)</text:p>
      <text:p text:style-name="P15">) ENGINE=MyISAM DEFAULT CHARSET=utf8;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REATE TABLE candidates_education_det_check (</text:p>
      <text:p text:style-name="P15"><text:soft-page-break/><text:s text:c="2"/>id int(11) NOT NULL,</text:p>
      <text:p text:style-name="P15"><text:s text:c="2"/>candidate_id <text:s/>int (11) NOT NULL,</text:p>
      <text:p text:style-name="P15"><text:s text:c="2"/>field_name int(11) NOT NULL,</text:p>
      <text:p text:style-name="P15"><text:s text:c="2"/>is_verified int (3) DEFAULT NULL,</text:p>
      <text:p text:style-name="P15"><text:s text:c="2"/>lastupd_stamp datetime DEFAULT NULL,</text:p>
      <text:p text:style-name="P15"><text:s text:c="2"/>lastupd_user int(11) DEFAULT NULL,</text:p>
      <text:p text:style-name="P15"><text:s text:c="2"/>creator_stamp datetime DEFAULT NULL,</text:p>
      <text:p text:style-name="P15"><text:s text:c="2"/>creator_user int(11) DEFAULT NULL</text:p>
      <text:p text:style-name="P16">);</text:p>
      <text:p text:style-name="P15"/>
      <text:p text:style-name="P15"/>
      <text:p text:style-name="P15">CREATE TABLE candidate_docs(</text:p>
      <text:p text:style-name="P15"><text:s text:c="2"/>id int(11) NOT NULL,</text:p>
      <text:p text:style-name="P15"><text:s text:c="2"/>candidate_id int(11) NOT NULL,</text:p>
      <text:p text:style-name="P15"><text:s text:c="2"/>doc_type varchar(20) DEFAULT NULL,</text:p>
      <text:p text:style-name="P15"><text:s text:c="2"/>doc_path varchar(500) DEFAUL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4"/>KEY `FK_candidate_docs_candidate_id` (`candidate_id`),</text:p>
      <text:p text:style-name="P15"><text:s text:c="2"/>CONSTRAINT `FK_candidate_docs_candidate_id` FOREIGN KEY (`candidate_id`) REFERENCES `fellowship_candidates` (`id`),</text:p>
      <text:p text:style-name="P15"><text:s text:c="2"/>PRIMARY KEY (id)</text:p>
      <text:p text:style-name="P15">) ENGINE=MyISAM DEFAULT CHARSET=utf8;</text:p>
      <text:p text:style-name="P15"/>
      <text:p text:style-name="P15"/>
      <text:p text:style-name="P15"/>
      <text:p text:style-name="P15">CREATE TABLE user_details (</text:p>
      <text:p text:style-name="P15"><text:s text:c="2"/>id int(11) NOT NULL,</text:p>
      <text:p text:style-name="P15"><text:s text:c="2"/>email varchar(50) NOT NULL,</text:p>
      <text:p text:style-name="P15"><text:s text:c="2"/>first_name varchar(100) NOT NULL,</text:p>
      <text:p text:style-name="P15"><text:s text:c="2"/>last_name varchar(100) NOT NULL,</text:p>
      <text:p text:style-name="P15"><text:s text:c="2"/>password varchar(15) NOT NULL,</text:p>
      <text:p text:style-name="P15"><text:s text:c="2"/>contact_number bigint(20) NOT NULL,</text:p>
      <text:p text:style-name="P15"><text:s text:c="2"/>verified bit(1) DEFAULT NULL,</text:p>
      <text:p text:style-name="P15"><text:s text:c="2"/>PRIMARY KEY (id),</text:p>
      <text:p text:style-name="P15"><text:s text:c="2"/>UNIQUE KEY UK_4d9rdl7d52k8x3etihxlaujvh (email)</text:p>
      <text:p text:style-name="P15">) ENGINE=MyISAM DEFAULT CHARSET=utf8;</text:p>
      <text:p text:style-name="P15"/>
      <text:p text:style-name="P15"/>
      <text:p text:style-name="P15">CREATE TABLE user_roles (</text:p>
      <text:p text:style-name="P15"><text:s text:c="2"/>user_id <text:span text:style-name="T31">int(11)</text:span>NOT NULL ,</text:p>
      <text:p text:style-name="P15"><text:s text:c="2"/>role_name varchar(100)</text:p>
      <text:p text:style-name="P15">) ENGINE=MyISAM DEFAULT CHARSET=utf8;</text:p>
      <text:p text:style-name="P15"/>
      <text:p text:style-name="P15"/>
      <text:p text:style-name="P15"/>
      <text:p text:style-name="P15"/>
      <text:p text:style-name="P15"/>
      <text:p text:style-name="P15"><text:soft-page-break/>CREATE TABLE company(</text:p>
      <text:p text:style-name="P15"><text:s text:c="2"/>id int(11) NOT NULL,</text:p>
      <text:p text:style-name="P15"><text:s text:c="2"/>name int(11) NOT NULL,</text:p>
      <text:p text:style-name="P15"><text:s text:c="2"/>address varchar(150) DEFAULT NULL,</text:p>
      <text:p text:style-name="P15"><text:s text:c="2"/>location varchar(50) DEFAUL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2"/>PRIMARY KEY (id)</text:p>
      <text:p text:style-name="P15">) ENGINE=MyISAM DEFAULT CHARSET=utf8;</text:p>
      <text:p text:style-name="P15"/>
      <text:p text:style-name="P15"/>
      <text:p text:style-name="P15">CREATE TABLE tech_type (</text:p>
      <text:p text:style-name="P15"><text:s text:c="2"/>id int(11) NOT NULL,</text:p>
      <text:p text:style-name="P15"><text:s text:c="2"/>type_name varchar(50) NOT NULL,</text:p>
      <text:p text:style-name="P15"><text:s text:c="2"/>cur_status char(1) DEFAULT NULL,</text:p>
      <text:p text:style-name="P15"><text:s text:c="2"/>creator_stamp datetime DEFAULT NULL,</text:p>
      <text:p text:style-name="P15"><text:s text:c="2"/>creator_user int(11) DEFAULT NULL</text:p>
      <text:p text:style-name="P15">) ENGINE=MyISAM DEFAULT CHARSET=utf8;</text:p>
      <text:p text:style-name="P15"/>
      <text:p text:style-name="P15">CREATE TABLE maker_program(</text:p>
      <text:p text:style-name="P15"><text:s text:c="2"/>id int(11) NOT NULL,</text:p>
      <text:p text:style-name="P15"><text:s text:c="2"/>program_name int(11) NOT NULL,</text:p>
      <text:p text:style-name="P15"><text:s text:c="2"/>program_type varchar(10) DEFAULT NULL,</text:p>
      <text:p text:style-name="P15"><text:s text:c="2"/>program_link text DEFAULT NULL,</text:p>
      <text:p text:style-name="P15"><text:s text:c="2"/>tech_stack_id int(4) DEFAULT NULL,</text:p>
      <text:p text:style-name="P15"><text:s text:c="2"/>tech_type_id int(4) NOT NULL,</text:p>
      <text:p text:style-name="P15"><text:s text:c="2"/>is_program_approved int (1),</text:p>
      <text:p text:style-name="P15"><text:s text:c="2"/>description varchar(500) DEFAUL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2"/>KEY `FK_maker_program_tech_stack_id` (`tech_stack_id`),</text:p>
      <text:p text:style-name="P15"><text:s text:c="2"/>CONSTRAINT `FK_maker_program_tech_stack_id` FOREIGN KEY (`tech_stack_id`) REFERENCES `tech_stack` (`id`),</text:p>
      <text:p text:style-name="P15"><text:s text:c="2"/>KEY `FK_maker_program_tech_type_id` (`tech_type_id`),</text:p>
      <text:p text:style-name="P15"><text:s text:c="2"/>CONSTRAINT `FK_maker_program_tech_type_id` FOREIGN KEY (`tech_type_id`) REFERENCES `tech_type` (`id`),</text:p>
      <text:p text:style-name="P15"><text:s text:c="2"/>PRIMARY KEY (id)</text:p>
      <text:p text:style-name="P15">) ENGINE=MyISAM DEFAULT CHARSET=utf8;<text:tab/></text:p>
      <text:p text:style-name="P15"/>
      <text:p text:style-name="P15">CREATE TABLE lab(</text:p>
      <text:p text:style-name="P15"><text:s text:c="2"/>id int(11) NOT NULL,</text:p>
      <text:p text:style-name="P15"><text:s text:c="2"/>name varchar(50) DEFAULT NULL,</text:p>
      <text:p text:style-name="P15"><text:s text:c="2"/>location varchar(50) DEFAULT NULL,</text:p>
      <text:p text:style-name="P15"><text:s text:c="2"/>address <text:s/>varchar(255) DEFAUL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oft-page-break/><text:s text:c="2"/>PRIMARY KEY (id)</text:p>
      <text:p text:style-name="P15">) ENGINE=MyISAM DEFAULT CHARSET=utf8;</text:p>
      <text:p text:style-name="P15"/>
      <text:p text:style-name="P15"/>
      <text:p text:style-name="P15">CREATE TABLE app_parameters (</text:p>
      <text:p text:style-name="P15"><text:s text:c="2"/>id int(11) NOT NULL,</text:p>
      <text:p text:style-name="P15"><text:s text:c="2"/>key_type varchar(20) NOT NULL,</text:p>
      <text:p text:style-name="P15"><text:s text:c="2"/>key_value varchar(20) NOT NULL,</text:p>
      <text:p text:style-name="P15"><text:s text:c="2"/>key_text varchar(80) DEFAULT NULL,</text:p>
      <text:p text:style-name="P15"><text:s text:c="2"/>cur_status char(1) DEFAULT NULL,</text:p>
      <text:p text:style-name="P15"><text:s text:c="2"/>lastupd_user int(11) DEFAULT NULL,</text:p>
      <text:p text:style-name="P15"><text:s text:c="2"/>lastupd_stamp datetime DEFAULT NULL,</text:p>
      <text:p text:style-name="P15"><text:s text:c="2"/>creator_stamp datetime DEFAULT NULL,</text:p>
      <text:p text:style-name="P15"><text:s text:c="2"/>creator_user int(11) DEFAULT NULL,</text:p>
      <text:p text:style-name="P15"><text:s text:c="2"/>seq_num int(4) DEFAULT NULL,</text:p>
      <text:p text:style-name="P15"><text:s text:c="2"/>KEY app_parameters_1 (key_type, <text:s/>key_value)</text:p>
      <text:p text:style-name="P15">) ENGINE=MyISAM DEFAULT CHARSET=utf8;</text:p>
      <text:p text:style-name="P15"/>
      <text:p text:style-name="P15"/>
      <text:p text:style-name="P15"/>
      <text:p text:style-name="P15">CREATE TABLE mentor(</text:p>
      <text:p text:style-name="P15"><text:s text:c="2"/>id int(11) NOT NULL,</text:p>
      <text:p text:style-name="P15"><text:s text:c="2"/>name varchar(50) DEFAULT NULL,</text:p>
      <text:p text:style-name="P15"><text:s text:c="2"/>mentor_type varchar(20) DEFAULT NULL,</text:p>
      <text:p text:style-name="P15"><text:s text:c="2"/>lab_id int(4) NO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2"/>KEY `FK_mentor_lab_id` (`lab_id`),</text:p>
      <text:p text:style-name="P15"><text:s text:c="2"/>CONSTRAINT `FK_mentor_lab_id` FOREIGN KEY (`lab_id`) REFERENCES `mentor` (`id`),</text:p>
      <text:p text:style-name="P15"><text:s text:c="2"/>PRIMARY KEY (id)</text:p>
      <text:p text:style-name="P15">) ENGINE=MyISAM DEFAULT CHARSET=utf8;</text:p>
      <text:p text:style-name="P15"/>
      <text:p text:style-name="P15"/>
      <text:p text:style-name="P15"/>
      <text:p text:style-name="P15">CREATE TABLE mentor_ideation_map(</text:p>
      <text:p text:style-name="P15"><text:s text:c="2"/>id int(11) NOT NULL,</text:p>
      <text:p text:style-name="P15"><text:s text:c="2"/>mentor_id int(4) NO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4"/>KEY `FK_mentor_ideation_map_mentor_id` (`mentor_id`),</text:p>
      <text:p text:style-name="P15"><text:s text:c="2"/>CONSTRAINT `FK_mentor_ideation_map_mentor_id` FOREIGN KEY (`mentor_id`) REFERENCES `mentor` (`id`),</text:p>
      <text:p text:style-name="P15"><text:s text:c="2"/>PRIMARY KEY (id)</text:p>
      <text:p text:style-name="P15">) ENGINE=MyISAM DEFAULT CHARSET=utf8;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CREATE TABLE mentor_techstack(</text:p>
      <text:p text:style-name="P15"><text:s text:c="2"/>id int(11) NOT NULL,</text:p>
      <text:p text:style-name="P15"><text:s text:c="2"/>mentor_id int(11) NOT NULL,</text:p>
      <text:p text:style-name="P15"><text:s text:c="2"/>tech_stack_id int(4) NO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2"/>PRIMARY KEY (id),</text:p>
      <text:p text:style-name="P15"><text:s text:c="4"/>KEY `FK_mentor_mentor_id` (`mentor_id`),</text:p>
      <text:p text:style-name="P15"><text:s text:c="2"/>CONSTRAINT `FK_mentor_mentor_id` FOREIGN KEY (`mentor_id`) REFERENCES `mentor` (`id`),</text:p>
      <text:p text:style-name="P15"><text:s text:c="2"/>KEY `FK_mentor_tech_stack_id` (`tech_stack_id`),</text:p>
      <text:p text:style-name="P15"><text:s text:c="2"/>CONSTRAINT `FK_mentor_tech_stack_id` FOREIGN KEY (`tech_stack_id`) REFERENCES `tech_stack` (`id`)</text:p>
      <text:p text:style-name="P15">) ENGINE=MyISAM DEFAULT CHARSET=utf8;</text:p>
      <text:p text:style-name="P15"/>
      <text:p text:style-name="P15"/>
      <text:p text:style-name="P15">CREATE TABLE tech_stack (</text:p>
      <text:p text:style-name="P15"><text:s text:c="2"/>id int(11) NOT NULL,</text:p>
      <text:p text:style-name="P15"><text:s text:c="2"/>tech_name varchar(50) NOT NULL,</text:p>
      <text:p text:style-name="P15"><text:s text:c="2"/>image_path varchar(500) DEFAULT NULL,</text:p>
      <text:p text:style-name="P15"><text:s text:c="2"/>framework text DEFAULT NULL,</text:p>
      <text:p text:style-name="P15"><text:s text:c="2"/>cur_status char(1) DEFAULT NULL,</text:p>
      <text:p text:style-name="P15"><text:s text:c="2"/>creator_stamp datetime DEFAULT NULL,</text:p>
      <text:p text:style-name="P15"><text:s text:c="2"/>creator_user int(11) DEFAULT NULL</text:p>
      <text:p text:style-name="P15">) ENGINE=MyISAM DEFAULT CHARSET=utf8;</text:p>
      <text:p text:style-name="P15"/>
      <text:p text:style-name="P15"/>
      <text:p text:style-name="P15">CREATE TABLE lab_threshold(</text:p>
      <text:p text:style-name="P15"><text:s text:c="2"/>id int(11) NOT NULL,</text:p>
      <text:p text:style-name="P15"><text:s text:c="2"/>lab_id int(11) NOT NULL,</text:p>
      <text:p text:style-name="P15"><text:s text:c="2"/>lab_capacity varchar(50) DEFAULT NULL,</text:p>
      <text:p text:style-name="P15"><text:s text:c="2"/>lead_threshold int(3) DEFAULT NULL,</text:p>
      <text:p text:style-name="P15"><text:s text:c="2"/>ideation_engg_threshold int(3) DEFAULT NULL,</text:p>
      <text:p text:style-name="P15"><text:s text:c="2"/>buddy_engg_threshold int(3) DEFAULT NULL,</text:p>
      <text:p text:style-name="P15"><text:s text:c="2"/>status int(3) DEFAULT 1,</text:p>
      <text:p text:style-name="P15"><text:s text:c="2"/>creator_stamp datetime DEFAULT NULL,</text:p>
      <text:p text:style-name="P15"><text:s text:c="2"/>creator_user int(11) DEFAULT NULL,</text:p>
      <text:p text:style-name="P15"><text:s text:c="2"/>PRIMARY KEY (id),</text:p>
      <text:p text:style-name="P15"><text:s text:c="2"/>KEY `FK_lab_lab_id` (`lab_id`),</text:p>
      <text:p text:style-name="P15"><text:s text:c="2"/>CONSTRAINT `FK_lab_lab_id` FOREIGN KEY (`lab_id`) REFERENCES `candidate_lead` (`id`)</text:p>
      <text:p text:style-name="P15"><text:s text:c="2"/>) ENGINE=MyISAM DEFAULT CHARSET=utf8;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/text:p>
      <text:p text:style-name="P15"/>
      <text:p text:style-name="P15"/>
      <text:p text:style-name="P17">CREATE TABLE company_requirement(</text:p>
      <text:p text:style-name="P17">id int(11) NOT NULL,</text:p>
      <text:p text:style-name="P17">company_id int(11) NOT NULL,</text:p>
      <text:p text:style-name="P18"><text:span text:style-name="T32">candidate_id</text:span> int(11) NOT NULL,</text:p>
      <text:p text:style-name="P17">requested_month varchar(20) NOT NULL,</text:p>
      <text:p text:style-name="P17">city varchar(20) DEFAULT NULL,</text:p>
      <text:p text:style-name="P17">is_doc_verification int(3) DEFAULT 1,</text:p>
      <text:p text:style-name="P17">requirement_doc_path varchar(500) DEFAULT NULL,</text:p>
      <text:p text:style-name="P17">no_of_engg int(4) NOT NULL,</text:p>
      <text:p text:style-name="P17">tech_stack_id int(4) NOT NULL,</text:p>
      <text:p text:style-name="P17">tech_type_id int(4) NOT NULL,</text:p>
      <text:p text:style-name="P17">maker_programs_id int(4) NOT NULL,</text:p>
      <text:p text:style-name="P17">lead_id int(4) NOT NULL,</text:p>
      <text:p text:style-name="P17">ideateion_engg_id int(4) DEFAULT NULL,</text:p>
      <text:p text:style-name="P17">buddy_engg_id int(4) <text:s/>DEFAULT NULL,</text:p>
      <text:p text:style-name="P17">special_remark text DEFAULT NULL,</text:p>
      <text:p text:style-name="P17">status <text:span text:style-name="T33">int</text:span>(3) DEFAULT 1,</text:p>
      <text:p text:style-name="P17">creator_stamp datetime DEFAULT NULL,</text:p>
      <text:p text:style-name="P17">creator_user int(11) DEFAULT NULL,</text:p>
      <text:p text:style-name="P17"><text:s text:c="2"/>KEY `FK_candidate_candidate_id` (`candidate_id`),</text:p>
      <text:p text:style-name="P17"><text:s text:c="2"/>CONSTRAINT `FK_candidate_candidate_id` FOREIGN KEY (`candidate_id`) REFERENCES `fellowship_candidates` (`id`),</text:p>
      <text:p text:style-name="P17">PRIMARY KEY(id)</text:p>
      <text:p text:style-name="P17">)ENGINE = MyISAM DEFAULT CHARSET = utf8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REATE TABLE candidate_techstack_assignment(</text:p>
      <text:p text:style-name="P17"><text:s text:c="2"/>id int(11) NOT NULL,</text:p>
      <text:p text:style-name="P17"><text:soft-page-break/><text:s text:c="2"/>requirement_id int(11) NOT NULL,</text:p>
      <text:p text:style-name="P17"><text:s text:c="2"/>candidate_id int(11) NOT NULL,</text:p>
      <text:p text:style-name="P17"><text:s text:c="2"/>assign_date datetime DEFAULT NULL,</text:p>
      <text:p text:style-name="P17"><text:s text:c="2"/>status varchar(20) DEFAULT NULL,</text:p>
      <text:p text:style-name="P17"><text:s text:c="2"/>creator_stamp datetime DEFAULT NULL,</text:p>
      <text:p text:style-name="P17"><text:s text:c="2"/>creator_user int(11) DEFAULT NULL,</text:p>
      <text:p text:style-name="P17"><text:s text:c="2"/>KEY `FK_candidate_techstack_assignment_requirement_id` (`requirement_id`),</text:p>
      <text:p text:style-name="P17"><text:s text:c="2"/>CONSTRAINT `FK_candidate_techstack_assignment_requirement_id` FOREIGN KEY (`requirement_id`) REFERENCES `company_requirement` (`id`),</text:p>
      <text:p text:style-name="P17"><text:s text:c="2"/>KEY `FK_candidate_candidate_id` (`candidate_id`),</text:p>
      <text:p text:style-name="P17"><text:s text:c="2"/>CONSTRAINT `FK_candidate_candidate_id` FOREIGN KEY (`candidate_id`) REFERENCES `fellowship_candidates` (`id`),</text:p>
      <text:p text:style-name="P17"><text:s text:c="2"/>PRIMARY KEY (id)</text:p>
      <text:p text:style-name="P17">) ENGINE=MyISAM DEFAULT CHARSET=utf8;</text:p>
      <text:p text:style-name="P17"/>
      <text:p text:style-name="P17"/>
      <text:p text:style-name="P19"><text:span text:style-name="T32">CREATE TABLE u</text:span>ser_<text:span text:style-name="T34">e</text:span>ngagement_MIS(</text:p>
      <text:p text:style-name="P19">id int(11) NOT NULL,</text:p>
      <text:p text:style-name="P18"><text:span text:style-name="T32">candidate_id</text:span> int(11) NOT NULL,</text:p>
      <text:p text:style-name="P19">date_of_attendancce datetime DEFAULT NULL,</text:p>
      <text:p text:style-name="P19">time_of_attendance datetime DEFAULT NULL,</text:p>
      <text:p text:style-name="P19">email_id varchar(50) NOT NULL,</text:p>
      <text:p text:style-name="P17">KEY `FK_candidate_candidate_id` (`candidate_id`),</text:p>
      <text:p text:style-name="P17">CONSTRAINT `FK_candidate_candidate_id` FOREIGN KEY (`candidate_id`) REFERENCES `fellowship_candidates` (`id`),</text:p>
      <text:p text:style-name="P17">PRIMARY KEY (id)</text:p>
      <text:p text:style-name="P17">) ENGINE=MyISAM DEFAULT CHARSET=utf8;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48"><text:span text:style-name="T32">CREATE TABLE temporary</text:span>_MIS(</text:p>
      <text:p text:style-name="P50">Date_Time <text:s/><text:span text:style-name="T35">DATE NOT NULL</text:span>,</text:p>
      <text:p text:style-name="P52"><text:span text:style-name="T24">Cpu_Count </text:span><text:span text:style-name="T25">int(11) NOT NULL,</text:span></text:p>
      <text:p text:style-name="P32">Cpu_Working_Time <text:span text:style-name="T36">DOUBLE(11,3)</text:span> NOT NULL,</text:p>
      <text:p text:style-name="P32">Cpu_idle_Time <text:span text:style-name="T36">DOUBLE</text:span>(<text:span text:style-name="T36">11,3</text:span>) NOT NULL,</text:p>
      <text:p text:style-name="P32">cpu_percent <text:span text:style-name="T37">Double</text:span>(<text:span text:style-name="T38">11,3</text:span>) NOT NULL,</text:p>
      <text:p text:style-name="P32">Usage_<text:span text:style-name="T39">c</text:span>pu_<text:span text:style-name="T39">c</text:span>ount <text:span text:style-name="T39">int(11) NOT NULL,</text:span> </text:p>
      <text:p text:style-name="P32">number_of_software_interrupts_since_boot <text:span text:style-name="T40">DOUBLE</text:span>(11,<text:span text:style-name="T40">3</text:span>) NOT NULL,</text:p>
      <text:p text:style-name="P32">number_of_system_calls_since_boot <text:span text:style-name="T39">int(11) NOT NULL,</text:span></text:p>
      <text:p text:style-name="P32">number_of_interrupts_since_boot <text:span text:style-name="T39">int(11) NOT NULL,</text:span></text:p>
      <text:p text:style-name="P32">cpu_avg_load_over_1_min DOUBLE(<text:span text:style-name="T41">11,</text:span>3) NOT NULL,</text:p>
      <text:p text:style-name="P32">cpu_avg_load_over_5_min <text:s text:c="2"/>DOUBLE(<text:span text:style-name="T41">11,</text:span>3) NOT NULL,</text:p>
      <text:p text:style-name="P32">cpu_avg_load_over_15_min DOUBLE(<text:span text:style-name="T41">11,</text:span>3) NOT NULL,</text:p>
      <text:p text:style-name="P56"><text:span text:style-name="T29">system_total_memory </text:span><text:span text:style-name="T10">BIGINT(</text:span><text:span text:style-name="Emphasis"><text:span text:style-name="T11">20</text:span></text:span><text:span text:style-name="T10">)</text:span><text:span text:style-name="T29">NOT NULL,</text:span></text:p>
      <text:p text:style-name="P36">system_used_memory <text:span text:style-name="T9">BIGINT(</text:span><text:span text:style-name="Emphasis"><text:span text:style-name="T12">20</text:span></text:span><text:span text:style-name="T9">)</text:span> NOT NULL,</text:p>
      <text:p text:style-name="P36">system_free_memory <text:span text:style-name="T9">BIGINT(</text:span><text:span text:style-name="Emphasis"><text:span text:style-name="T12">20</text:span></text:span><text:span text:style-name="T9">)</text:span> NOT NULL,</text:p>
      <text:p text:style-name="P36">system_active_memory <text:span text:style-name="T9">BIGINT(</text:span><text:span text:style-name="Emphasis"><text:span text:style-name="T12">20</text:span></text:span><text:span text:style-name="T9">)</text:span> NOT NULL,</text:p>
      <text:p text:style-name="P52"><text:span text:style-name="T26">system_inactive_memory </text:span><text:span text:style-name="T6">BIGINT(</text:span><text:span text:style-name="Emphasis"><text:span text:style-name="T8">20</text:span></text:span><text:span text:style-name="T6">)</text:span><text:span text:style-name="T27">NOT NULL,</text:span></text:p>
      <text:p text:style-name="P38">system_buffers_memory <text:span text:style-name="T9">BIGINT(</text:span><text:span text:style-name="Emphasis"><text:span text:style-name="T12">20</text:span></text:span><text:span text:style-name="T9">)</text:span> NOT NULL,</text:p>
      <text:p text:style-name="P38">system_cached_memory <text:span text:style-name="T9">BIGINT(</text:span><text:span text:style-name="Emphasis"><text:span text:style-name="T12">20</text:span></text:span><text:span text:style-name="T9">)</text:span> NOT NULL,</text:p>
      <text:p text:style-name="P38">system_shared_memory <text:span text:style-name="T9">BIGINT(</text:span><text:span text:style-name="Emphasis"><text:span text:style-name="T12">20</text:span></text:span><text:span text:style-name="T9">)</text:span> NOT NULL,</text:p>
      <text:p text:style-name="P38">system_avalible_memory <text:span text:style-name="T9">BIGINT(</text:span><text:span text:style-name="Emphasis"><text:span text:style-name="T12">20</text:span></text:span><text:span text:style-name="T9">)</text:span> NOT NULL,</text:p>
      <text:p text:style-name="P38">disk_total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38">disk_used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38">disk_free_memory <text:span text:style-name="T9">BIGINT(</text:span><text:span text:style-name="Emphasis"><text:span text:style-name="T12">20</text:span></text:span><text:span text:style-name="T9">)</text:span> NOT NULL,</text:p>
      <text:p text:style-name="P32">disk_read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2">disk_write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2">disk_read_bytes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8">disk_write_bytes <text:span text:style-name="T9">BIGINT(</text:span><text:span text:style-name="Emphasis"><text:span text:style-name="T12">20</text:span></text:span><text:span text:style-name="T9">)</text:span> NOT NULL,</text:p>
      <text:p text:style-name="P38">time_spent_reading_from_disk <text:span text:style-name="T9">BIGINT(</text:span><text:span text:style-name="Emphasis"><text:span text:style-name="T12">20</text:span></text:span><text:span text:style-name="T9">)</text:span> NOT NULL,</text:p>
      <text:p text:style-name="P38">time_spent_writing_to_disk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8">time_spent_doing_actual_I<text:span text:style-name="T43">nput_</text:span>O<text:span text:style-name="T43">utput</text:span> <text:span text:style-name="T9">BIGINT(</text:span><text:span text:style-name="Emphasis"><text:span text:style-name="T12">20</text:span></text:span><text:span text:style-name="T9">) </text:span>NOT NULL,</text:p>
      <text:p text:style-name="P52"><text:span text:style-name="T27">number_of_bytes_sent </text:span><text:span text:style-name="T7">BIGINT(</text:span><text:span text:style-name="Emphasis"><text:span text:style-name="T8">20</text:span></text:span><text:span text:style-name="T7">)</text:span><text:span text:style-name="T28"> NOT NULL,</text:span></text:p>
      <text:p text:style-name="P41">number_of_bytes_received <text:span text:style-name="T9">BIGINT(</text:span><text:span text:style-name="Emphasis"><text:span text:style-name="T12">20</text:span></text:span><text:span text:style-name="T9">)</text:span> NOT NULL,</text:p>
      <text:p text:style-name="P54"><text:span text:style-name="T24">number_of_packets_sent </text:span><text:span text:style-name="T5">BIGINT(</text:span><text:span text:style-name="Emphasis"><text:span text:style-name="T8">20</text:span></text:span><text:span text:style-name="T5">)</text:span><text:span text:style-name="T24"> NOT NULL,</text:span></text:p>
      <text:p text:style-name="P41">number_of_packets_recived <text:span text:style-name="T9">BIGINT(</text:span><text:span text:style-name="Emphasis"><text:span text:style-name="T12">20</text:span></text:span><text:span text:style-name="T9">)</text:span> NOT NULL,</text:p>
      <text:p text:style-name="P32">total_number_of_errors_while_receiv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2">total_number_of_errors_while_send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2">total_number_of_incoming_packets_which_were_dropped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41">total_number_of_outgoing_packets_which_were_dropped <text:span text:style-name="T9">BIGINT(</text:span><text:span text:style-name="Emphasis"><text:span text:style-name="T12">20</text:span></text:span><text:span text:style-name="T9">)</text:span> <text:span text:style-name="T42">NOT NULL</text:span>,</text:p>
      <text:p text:style-name="P41">boot_time varchar(100) NOT NULL,</text:p>
      <text:p text:style-name="P41">user_name varchar(50) NOT NULL,</text:p>
      <text:p text:style-name="P41">keyboard int(11) NOT NULL,</text:p>
      <text:p text:style-name="P41">mouse int(11) NOT NULL,</text:p>
      <text:p text:style-name="P41">technology varchar(100) NOT NULL,</text:p>
      <text:p text:style-name="P41">files_changed int(11) NOT NULL,</text:p>
      <text:p text:style-name="P44">PRIMARY KEY (<text:span text:style-name="T44">user_name</text:span>)</text:p>
      <text:p text:style-name="P41"><text:soft-page-break/>) ENGINE=MyISAM DEFAULT CHARSET=utf8;</text:p>
      <text:p text:style-name="P31"/>
      <text:p text:style-name="P3"><text:bookmark text:name="5570"/><text:span text:style-name="T13">LOAD DATA LOCAL INFILE '</text:span><text:span text:style-name="T14">~/</text:span><text:span text:style-name="T13">Desktop/CpuLogData2019-11-17-new.csv' INTO TABLE </text:span><text:span text:style-name="T15">temporary_MIS </text:span><text:span text:style-name="T13">FIELDS TERMINATED BY ','</text:span><text:span text:style-name="Source_20_Text"><text:span text:style-name="T17"> </text:span></text:span><text:span text:style-name="T13">LINES TERMINATED BY '\n' IGNORE 1 ROWS (</text:span><text:span text:style-name="T16">Date_Time ,</text:span></text:p>
      <text:p text:style-name="P21"><text:span text:style-name="T24">Cpu_Count </text:span><text:span text:style-name="T25">,</text:span></text:p>
      <text:p text:style-name="P4">Cpu_Working_Time ,</text:p>
      <text:p text:style-name="P4">Cpu_idle_Time ,</text:p>
      <text:p text:style-name="P4">cpu_percent ,</text:p>
      <text:p text:style-name="P4">Usage_<text:span text:style-name="T39">c</text:span>pu_<text:span text:style-name="T39">c</text:span>ount <text:span text:style-name="T39">,</text:span> </text:p>
      <text:p text:style-name="P4">number_of_software_interrupts_since_boot ,</text:p>
      <text:p text:style-name="P4">number_of_system_calls_since_boot <text:span text:style-name="T39">,</text:span></text:p>
      <text:p text:style-name="P4">number_of_interrupts_since_boot <text:span text:style-name="T39">,</text:span></text:p>
      <text:p text:style-name="P4">cpu_avg_load_over_1_min,</text:p>
      <text:p text:style-name="P4">cpu_avg_load_over_5_min <text:s/>,</text:p>
      <text:p text:style-name="P4">cpu_avg_load_over_15_min ,</text:p>
      <text:p text:style-name="P4">system_total_memory <text:s/>,</text:p>
      <text:p text:style-name="P5">system_used_memory ,</text:p>
      <text:p text:style-name="P5">system_free_memory ,</text:p>
      <text:p text:style-name="P5">system_active_memory ,</text:p>
      <text:p text:style-name="P21"><text:span text:style-name="T26">system_inactive_memory </text:span><text:span text:style-name="T27">,</text:span></text:p>
      <text:p text:style-name="P6">system_buffers_memory,</text:p>
      <text:p text:style-name="P6">system_cached_memory ,</text:p>
      <text:p text:style-name="P6">system_shared_memory ,</text:p>
      <text:p text:style-name="P6">system_avalible_memory ,</text:p>
      <text:p text:style-name="P6">disk_total_memory <text:span text:style-name="T39">,</text:span></text:p>
      <text:p text:style-name="P6">disk_used_memory <text:span text:style-name="T39">,</text:span></text:p>
      <text:p text:style-name="P6">disk_free_memory ,</text:p>
      <text:p text:style-name="P4">disk_read_count <text:span text:style-name="T42">,</text:span></text:p>
      <text:p text:style-name="P4">disk_write_count <text:span text:style-name="T42">,</text:span></text:p>
      <text:p text:style-name="P4">disk_read_bytes <text:span text:style-name="T42">,</text:span></text:p>
      <text:p text:style-name="P6">disk_write_bytes ,</text:p>
      <text:p text:style-name="P6">time_spent_reading_from_disk ,</text:p>
      <text:p text:style-name="P6">time_spent_writing_to_disk <text:span text:style-name="T42">,</text:span></text:p>
      <text:p text:style-name="P6">time_spent_doing_actual_I<text:span text:style-name="T43">nput_</text:span>O<text:span text:style-name="T43">utput</text:span> ,</text:p>
      <text:p text:style-name="P21"><text:span text:style-name="T27">number_of_bytes_sent </text:span><text:span text:style-name="T28">,</text:span></text:p>
      <text:p text:style-name="P7">number_of_bytes_received ,</text:p>
      <text:p text:style-name="P7">number_of_packets_sent ,</text:p>
      <text:p text:style-name="P7">number_of_packets_recived ,</text:p>
      <text:p text:style-name="P4">total_number_of_errors_while_receiving <text:span text:style-name="T42">,</text:span></text:p>
      <text:p text:style-name="P4">total_number_of_errors_while_sending <text:span text:style-name="T42">,</text:span></text:p>
      <text:p text:style-name="P4">total_number_of_incoming_packets_which_were_dropped <text:span text:style-name="T42">,</text:span></text:p>
      <text:p text:style-name="P7">total_number_of_outgoing_packets_which_were_dropped ,</text:p>
      <text:p text:style-name="P7">boot_time<text:span text:style-name="T45">,</text:span></text:p>
      <text:p text:style-name="P7">user_name ,</text:p>
      <text:p text:style-name="P7">keyboard ,</text:p>
      <text:p text:style-name="P7">mouse ,</text:p>
      <text:p text:style-name="P7">technology ,</text:p>
      <text:p text:style-name="P7">files_changed </text:p>
      <text:p text:style-name="P2"><text:soft-page-break/>);</text:p>
      <text:p text:style-name="P1"/>
      <text:p text:style-name="P49"><text:span text:style-name="T32">CREATE TABLE user_engagement</text:span>_MIS(</text:p>
      <text:p text:style-name="P57">id int(11) NOT NULL,</text:p>
      <text:p text:style-name="P57">candidate_id int(11) NOT NULL,</text:p>
      <text:p text:style-name="P51">Date_Time <text:s/><text:span text:style-name="T35">DATE NOT NULL</text:span>,</text:p>
      <text:p text:style-name="P53"><text:span text:style-name="T24">Cpu_Count </text:span><text:span text:style-name="T25">int(11) NOT NULL,</text:span></text:p>
      <text:p text:style-name="P34">Cpu_Working_Time <text:span text:style-name="T36">DOUBLE(11,3)</text:span> NOT NULL,</text:p>
      <text:p text:style-name="P34">Cpu_idle_Time <text:span text:style-name="T36">DOUBLE</text:span>(<text:span text:style-name="T36">11,3</text:span>) NOT NULL,</text:p>
      <text:p text:style-name="P34">cpu_percent <text:span text:style-name="T37">Double</text:span>(<text:span text:style-name="T38">11,3</text:span>) NOT NULL,</text:p>
      <text:p text:style-name="P34">Usage_<text:span text:style-name="T39">c</text:span>pu_<text:span text:style-name="T39">c</text:span>ount <text:span text:style-name="T39">int(11) NOT NULL,</text:span> </text:p>
      <text:p text:style-name="P34">number_of_software_interrupts_since_boot <text:span text:style-name="T40">DOUBLE</text:span>(11,<text:span text:style-name="T40">3</text:span>) NOT NULL,</text:p>
      <text:p text:style-name="P34">number_of_system_calls_since_boot <text:span text:style-name="T39">int(11) NOT NULL,</text:span></text:p>
      <text:p text:style-name="P34">number_of_interrupts_since_boot <text:span text:style-name="T39">int(11) NOT NULL,</text:span></text:p>
      <text:p text:style-name="P34">cpu_avg_load_over_1_min DOUBLE(<text:span text:style-name="T41">11,</text:span>3) NOT NULL,</text:p>
      <text:p text:style-name="P34">cpu_avg_load_over_5_min <text:s text:c="2"/>DOUBLE(<text:span text:style-name="T41">11,</text:span>3) NOT NULL,</text:p>
      <text:p text:style-name="P34">cpu_avg_load_over_15_min DOUBLE(<text:span text:style-name="T41">11,</text:span>3) NOT NULL,</text:p>
      <text:p text:style-name="P59"><text:span text:style-name="T29">system_total_memory </text:span><text:span text:style-name="T10">BIGINT(</text:span><text:span text:style-name="Emphasis"><text:span text:style-name="T11">20</text:span></text:span><text:span text:style-name="T10">)</text:span><text:span text:style-name="T29">NOT NULL,</text:span></text:p>
      <text:p text:style-name="P37">system_used_memory <text:span text:style-name="T9">BIGINT(</text:span><text:span text:style-name="Emphasis"><text:span text:style-name="T12">20</text:span></text:span><text:span text:style-name="T9">)</text:span> NOT NULL,</text:p>
      <text:p text:style-name="P37">system_free_memory <text:span text:style-name="T9">BIGINT(</text:span><text:span text:style-name="Emphasis"><text:span text:style-name="T12">20</text:span></text:span><text:span text:style-name="T9">)</text:span> NOT NULL,</text:p>
      <text:p text:style-name="P37">system_active_memory <text:span text:style-name="T9">BIGINT(</text:span><text:span text:style-name="Emphasis"><text:span text:style-name="T12">20</text:span></text:span><text:span text:style-name="T9">)</text:span> NOT NULL,</text:p>
      <text:p text:style-name="P53"><text:span text:style-name="T26">system_inactive_memory </text:span><text:span text:style-name="T6">BIGINT(</text:span><text:span text:style-name="Emphasis"><text:span text:style-name="T8">20</text:span></text:span><text:span text:style-name="T6">)</text:span><text:span text:style-name="T27">NOT NULL,</text:span></text:p>
      <text:p text:style-name="P39">system_buffers_memory <text:span text:style-name="T9">BIGINT(</text:span><text:span text:style-name="Emphasis"><text:span text:style-name="T12">20</text:span></text:span><text:span text:style-name="T9">)</text:span> NOT NULL,</text:p>
      <text:p text:style-name="P39">system_cached_memory <text:span text:style-name="T9">BIGINT(</text:span><text:span text:style-name="Emphasis"><text:span text:style-name="T12">20</text:span></text:span><text:span text:style-name="T9">)</text:span> NOT NULL,</text:p>
      <text:p text:style-name="P39">system_shared_memory <text:span text:style-name="T9">BIGINT(</text:span><text:span text:style-name="Emphasis"><text:span text:style-name="T12">20</text:span></text:span><text:span text:style-name="T9">)</text:span> NOT NULL,</text:p>
      <text:p text:style-name="P39">system_avalible_memory <text:span text:style-name="T9">BIGINT(</text:span><text:span text:style-name="Emphasis"><text:span text:style-name="T12">20</text:span></text:span><text:span text:style-name="T9">)</text:span> NOT NULL,</text:p>
      <text:p text:style-name="P39">disk_total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39">disk_used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39">disk_free_memory <text:span text:style-name="T9">BIGINT(</text:span><text:span text:style-name="Emphasis"><text:span text:style-name="T12">20</text:span></text:span><text:span text:style-name="T9">)</text:span> NOT NULL,</text:p>
      <text:p text:style-name="P34">disk_read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4">disk_write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4">disk_read_bytes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9">disk_write_bytes <text:span text:style-name="T9">BIGINT(</text:span><text:span text:style-name="Emphasis"><text:span text:style-name="T12">20</text:span></text:span><text:span text:style-name="T9">)</text:span> NOT NULL,</text:p>
      <text:p text:style-name="P39">time_spent_reading_from_disk <text:span text:style-name="T9">BIGINT(</text:span><text:span text:style-name="Emphasis"><text:span text:style-name="T12">20</text:span></text:span><text:span text:style-name="T9">)</text:span> NOT NULL,</text:p>
      <text:p text:style-name="P39">time_spent_writing_to_disk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9">time_spent_doing_actual_I<text:span text:style-name="T43">nput_</text:span>O<text:span text:style-name="T43">utput</text:span> <text:span text:style-name="T9">BIGINT(</text:span><text:span text:style-name="Emphasis"><text:span text:style-name="T12">20</text:span></text:span><text:span text:style-name="T9">) </text:span>NOT NULL,</text:p>
      <text:p text:style-name="P53"><text:span text:style-name="T27">number_of_bytes_sent </text:span><text:span text:style-name="T7">BIGINT(</text:span><text:span text:style-name="Emphasis"><text:span text:style-name="T8">20</text:span></text:span><text:span text:style-name="T7">)</text:span><text:span text:style-name="T28"> NOT NULL,</text:span></text:p>
      <text:p text:style-name="P42">number_of_bytes_received <text:span text:style-name="T9">BIGINT(</text:span><text:span text:style-name="Emphasis"><text:span text:style-name="T12">20</text:span></text:span><text:span text:style-name="T9">)</text:span> NOT NULL,</text:p>
      <text:p text:style-name="P55"><text:span text:style-name="T24">number_of_packets_sent </text:span><text:span text:style-name="T5">BIGINT(</text:span><text:span text:style-name="Emphasis"><text:span text:style-name="T8">20</text:span></text:span><text:span text:style-name="T5">)</text:span><text:span text:style-name="T24"> NOT NULL,</text:span></text:p>
      <text:p text:style-name="P42">number_of_packets_recived <text:span text:style-name="T9">BIGINT(</text:span><text:span text:style-name="Emphasis"><text:span text:style-name="T12">20</text:span></text:span><text:span text:style-name="T9">)</text:span> NOT NULL,</text:p>
      <text:p text:style-name="P34">total_number_of_errors_while_receiv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4">total_number_of_errors_while_send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34">total_number_of_incoming_packets_which_were_dropped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42">total_number_of_outgoing_packets_which_were_dropped <text:span text:style-name="T9">BIGINT(</text:span><text:span text:style-name="Emphasis"><text:span text:style-name="T12">20</text:span></text:span><text:span text:style-name="T9">)</text:span> <text:span text:style-name="T42">NOT NULL</text:span>,</text:p>
      <text:p text:style-name="P42">boot_time varchar(100) NOT NULL,</text:p>
      <text:p text:style-name="P42">keyboard int(11) NOT NULL,</text:p>
      <text:p text:style-name="P42">mouse int(11) NOT NULL,</text:p>
      <text:p text:style-name="P42">technology varchar(100) NOT NULL,</text:p>
      <text:p text:style-name="P42"><text:soft-page-break/>files_changed int(11) NOT NULL,</text:p>
      <text:p text:style-name="P58">KEY `FK_<text:span text:style-name="T46">user_engagement_mis</text:span>_candidate_id` (`candidate_id`),</text:p>
      <text:p text:style-name="P46"><text:s text:c="2"/>CONSTRAINT `FK_<text:span text:style-name="T47">user_engagemnt_mis</text:span>_candidate_id` FOREIGN KEY (`candidate_id`) REFERENCES `fellowship_candidates` (`id`),</text:p>
      <text:p text:style-name="P45">PRIMARY KEY (<text:span text:style-name="T48">id</text:span>)</text:p>
      <text:p text:style-name="P42">) ENGINE=MyISAM DEFAULT CHARSET=utf8;</text:p>
      <text:p text:style-name="P26"><text:line-break/></text:p>
      <text:p text:style-name="P25"/>
      <text:p text:style-name="P20"/>
      <text:p text:style-name="P4"/>
      <text:p text:style-name="P61">inse<text:span text:style-name="T50">r</text:span>t into user_engagement_MIS(select * from fellowship_candidates LEFT <text:s/>JOIN temporary_MIS <text:s text:c="4"/>ON fellowship_candidates.email=temporary_MIS.<text:span text:style-name="T51">user_name</text:span>) </text:p>
      <text:p text:style-name="P61">UNION</text:p>
      <text:p text:style-name="P61">(select * from <text:s text:c="2"/>fellowship_candidates <text:s/><text:span text:style-name="T52">RIGHT</text:span> <text:s/>JOIN temporary_MIS <text:s text:c="4"/>ON fellowship_candidates.email=temporary_MIS.<text:span text:style-name="T51">user_name</text:span>) ;</text:p>
      <text:p text:style-name="P61"/>
      <text:p text:style-name="P61"/>
      <text:p text:style-name="P61"/>
      <text:p text:style-name="P61"/>
      <text:p text:style-name="P61">inse<text:span text:style-name="T50">r</text:span>t into user_engagement_MIS(</text:p>
      <text:p text:style-name="P61">select <text:span text:style-name="T53">id,first_name, middle_name , l</text:span>ast_name, mobile_num, <text:s text:c="2"/>hired_city,</text:p>
      <text:p text:style-name="P61">hired_date, degree, aggr_per, <text:s/>current_pincode, permanent_pincode, hired_lab,</text:p>
      <text:p text:style-name="P61">attitude_remark, communication_remark, <text:s/>knowledge_remark, <text:s text:c="2"/>birth_date ,</text:p>
      <text:p text:style-name="P61">is_birth_date_verified, <text:s/>parent_name, <text:s/>parent_occupation, <text:s text:c="2"/>parent_mobile_num ,</text:p>
      <text:p text:style-name="P61">parent_annual_sal, <text:s/>local_addr, <text:s/>permanent_addr, <text:s text:c="2"/>photo_path , <text:s/>joining_date, <text:s/></text:p>
      <text:p text:style-name="P61">candidate_status, <text:s/>personal_info_filled, <text:s text:c="2"/>bank_info_filled, <text:s/>educational_info_filled,</text:p>
      <text:p text:style-name="P61">doc_status, <text:s/>remark , <text:s/>creator_stamp, creator_user</text:p>
      <text:p text:style-name="P61">from fellowship_candidates LEFT <text:s/>JOIN temporary_MIS <text:s/>ON fellowship_candidates.email=temporary_MIS.<text:span text:style-name="T51">user_name</text:span>)</text:p>
      <text:p text:style-name="P61">UNION</text:p>
      <text:p text:style-name="P61"><text:span text:style-name="T54">(</text:span>select <text:span text:style-name="T53">id,first_name, middle_name , l</text:span>ast_name, mobile_num, <text:s text:c="2"/>hired_city,</text:p>
      <text:p text:style-name="P61">hired_date, degree, aggr_per, <text:s/>current_pincode, permanent_pincode, hired_lab,</text:p>
      <text:p text:style-name="P61">attitude_remark, communication_remark, <text:s/>knowledge_remark, <text:s text:c="2"/>birth_date ,</text:p>
      <text:p text:style-name="P61">is_birth_date_verified, <text:s/>parent_name, <text:s/>parent_occupation, <text:s text:c="2"/>parent_mobile_num ,</text:p>
      <text:p text:style-name="P61">parent_annual_sal, <text:s/>local_addr, <text:s/>permanent_addr, <text:s text:c="2"/>photo_path , <text:s/>joining_date, <text:s/></text:p>
      <text:p text:style-name="P61">candidate_status, <text:s/>personal_info_filled, <text:s text:c="2"/>bank_info_filled, <text:s/>educational_info_filled,</text:p>
      <text:p text:style-name="P61">doc_status, <text:s/>remark , <text:s/>creator_stamp, creator_user</text:p>
      <text:p text:style-name="P61">from fellowship_candidates <text:span text:style-name="T55">RIGHT</text:span> <text:s/>JOIN temporary_MIS <text:s/>ON fellowship_candidates.email=temporary_MIS.<text:span text:style-name="T51">user_name</text:span>);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(select <text:span text:style-name="T56">Date_Time, </text:span><text:span text:style-name="T30">Cpu_Count, </text:span><text:span text:style-name="T29">Cpu_Working_Time, Cpu_idle_Time, cpu_percent,</text:span></text:p>
      <text:p text:style-name="P35">Usage_<text:span text:style-name="T39">c</text:span>pu_<text:span text:style-name="T39">c</text:span>ount, number_of_software_interrupts_since_boot , number_of_system_calls_since_boot, number_of_interrupts_since_boot,</text:p>
      <text:p text:style-name="P35">cpu_avg_load_over_1_min, cpu_avg_load_over_5_min, cpu_avg_load_over_15_min,</text:p>
      <text:p text:style-name="P35">system_total_memory , <text:span text:style-name="T57">system_used_memory, system_free_memory, system_active_memory, system_inactive_memory, <text:s/>system_buffers_memory, </text:span></text:p>
      <text:p text:style-name="P40">system_cached_memory, system_shared_memory, system_avalible_memory, disk_total_memory, disk_used_memory, disk_free_memory , <text:span text:style-name="T58">disk_read_count,</text:span></text:p>
      <text:p text:style-name="P35">disk_write_count, disk_read_bytes , <text:span text:style-name="T59">disk_write_bytes, time_spent_reading_from_disk,</text:span></text:p>
      <text:p text:style-name="P40">time_spent_writing_to_disk, time_spent_doing_actual_I<text:span text:style-name="T43">nput_</text:span>O<text:span text:style-name="T43">utput, </text:span>number_of_bytes_sent ,</text:p>
      <text:p text:style-name="P43">number_of_bytes_received, number_of_packets_sent, number_of_packets_recived,</text:p>
      <text:p text:style-name="P35">total_number_of_errors_while_receiving, total_number_of_errors_while_sending,</text:p>
      <text:p text:style-name="P35">total_number_of_incoming_packets_which_were_dropped, <text:span text:style-name="T44">total_number_of_outgoing_packets_which_were_dropped, boot_time, keyboard, mouse,</text:span></text:p>
      <text:p text:style-name="P43">technology, files_changed</text:p>
      <text:p text:style-name="P61">from <text:s text:c="2"/>fellowship_candidates <text:s/><text:span text:style-name="T60">RIGHT</text:span> <text:s/>JOIN temporary_MIS <text:s text:c="4"/>ON fellowship_candidates.email=temporary_MIS.<text:span text:style-name="T51">user_name</text:span>) ;</text:p>
      <text:p text:style-name="P61"/>
      <text:p text:style-name="P61"/>
      <text:p text:style-name="P61"/>
      <text:p text:style-name="P61"/>
      <text:p text:style-name="P27"/>
      <text:p text:style-name="P27"/>
      <text:p text:style-name="P27">delimiter //</text:p>
      <text:p text:style-name="P28"><text:span text:style-name="T18">create procedure </text:span><text:span text:style-name="T19">produce_user_engagement_MIS_data</text:span><text:span text:style-name="T18">() </text:span></text:p>
      <text:p text:style-name="P29">begin</text:p>
      <text:p text:style-name="P61">inse<text:span text:style-name="T50">r</text:span>t into user_engagement_MIS(select * from fellowship_candidates LEFT <text:s/>JOIN temporary_MIS <text:s text:c="4"/>ON fellowship_candidates.email=temporary_MIS.<text:span text:style-name="T51">user_name</text:span>) </text:p>
      <text:p text:style-name="P61">UNION</text:p>
      <text:p text:style-name="P61">(select * from <text:s text:c="2"/>fellowship_candidates <text:s/>LEFT <text:s/>JOIN temporary_MIS <text:s text:c="4"/>ON fellowship_candidates.email=temporary_MIS.<text:span text:style-name="T51">user_name</text:span>) ;</text:p>
      <text:p text:style-name="P61"/>
      <text:p text:style-name="P29">end //</text:p>
      <text:p text:style-name="P29"><text:soft-page-break/>call <text:span text:style-name="T49">produce_user_engagement_MIS_data</text:span>(); //</text:p>
      <text:p text:style-name="P4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iberation Mono1" svg:font-family="'Liberation Mono', Consolas, Monaco, 'Andale Mono', 'Ubuntu Mono', monospace"/>
    <style:font-face style:name="Lohit Devanagari1" svg:font-family="'Lohit Devanagari'"/>
    <style:font-face style:name="Menlo" svg:font-family="Menlo, Monaco, 'Courier New', Courier, monospace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46:05.705832552</meta:creation-date>
    <dc:date>2019-12-02T18:43:53.850171538</dc:date>
    <meta:editing-duration>PT8M36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16" meta:paragraph-count="547" meta:word-count="2101" meta:character-count="21318" meta:non-whitespace-character-count="19053"/>
  </office:meta>
</office:document-meta>
</file>